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746c" officeooo:paragraph-rsid="0035b782"/>
    </style:style>
    <style:style style:name="P2" style:family="paragraph" style:parent-style-name="Text_20_body">
      <style:text-properties officeooo:paragraph-rsid="0035b782"/>
    </style:style>
    <style:style style:name="P3" style:family="paragraph" style:parent-style-name="Heading_20_2">
      <style:text-properties officeooo:paragraph-rsid="0035b782"/>
    </style:style>
    <style:style style:name="P4" style:family="paragraph" style:parent-style-name="Text_20_body">
      <style:paragraph-properties fo:margin-top="0.199cm" fo:margin-bottom="0.199cm" loext:contextual-spacing="false"/>
      <style:text-properties officeooo:rsid="0036746c" officeooo:paragraph-rsid="0035b782"/>
    </style:style>
    <style:style style:name="P5" style:family="paragraph" style:parent-style-name="Heading_20_1" style:master-page-name="Right_20_Page">
      <style:paragraph-properties style:page-number="auto"/>
      <style:text-properties officeooo:rsid="0036746c" officeooo:paragraph-rsid="0035b782"/>
    </style:style>
    <style:style style:name="P6" style:family="paragraph" style:parent-style-name="Text_20_body">
      <style:text-properties officeooo:rsid="0036746c" officeooo:paragraph-rsid="0035b782"/>
    </style:style>
    <style:style style:name="T1" style:family="text">
      <style:text-properties officeooo:rsid="0036746c"/>
    </style:style>
    <style:style style:name="T2" style:family="text">
      <style:text-properties officeooo:rsid="0036c784"/>
    </style:style>
    <style:style style:name="T3" style:family="text">
      <style:text-properties officeooo:rsid="00377de2"/>
    </style:style>
    <style:style style:name="T4" style:family="text">
      <style:text-properties officeooo:rsid="0039678a"/>
    </style:style>
    <style:style style:name="T5" style:family="text">
      <style:text-properties officeooo:rsid="00399e3f"/>
    </style:style>
    <style:style style:name="T6" style:family="text">
      <style:text-properties officeooo:rsid="003a7338"/>
    </style:style>
    <style:style style:name="T7" style:family="text">
      <style:text-properties officeooo:rsid="003bf0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Greensleeves</text:h>
      <text:p text:style-name="P3">(<text:span text:style-name="T1">Traditional</text:span>)</text:p>
      <text:p text:style-name="P2"/>
      <text:p text:style-name="P2"><text:s text:c="5"/>1 2 3 4 5 6 <text:s/>1 2 3 4 5 6 <text:s/></text:p>
      <text:p text:style-name="P1"><text:s text:c="2"/><text:span text:style-name="T5">Dm</text:span> <text:s text:c="4"/><text:span text:style-name="T4">G</text:span> <text:span text:style-name="T3">F6</text:span> <text:s text:c="4"/>Cm <text:s/>Am <text:s/><text:span text:style-name="T5">Em7</text:span> <text:s/></text:p>
      <text:p text:style-name="P1"><text:span text:style-name="T6">E</text:span> --|1---3-5-6-5-|3---0-----0-|</text:p>
      <text:p text:style-name="P1"><text:span text:style-name="T6">B</text:span> 3-|3-----6-----|1-----1-3---|</text:p>
      <text:p text:style-name="P1"><text:span text:style-name="T6">G</text:span> --|2-----5-----|0-----2-----|</text:p>
      <text:p text:style-name="P1"><text:span text:style-name="T6">D</text:span> --|0-----------|2-----2-----|</text:p>
      <text:p text:style-name="P1"/>
      <text:p text:style-name="P1"><text:s text:c="5"/>1 2 3 4 5 6 <text:s/>1 2 3 4 5 6 <text:s/></text:p>
      <text:p text:style-name="P1"><text:s text:c="5"/>Dm <text:s text:c="3"/>Eb <text:s text:c="4"/>A <text:s text:c="8"/><text:span text:style-name="T4">Dm</text:span></text:p>
      <text:p text:style-name="P1"><text:span text:style-name="T6">E</text:span> <text:s text:c="2"/>|1-----------|0-----------|</text:p>
      <text:p text:style-name="P1"><text:span text:style-name="T6">B</text:span> <text:s text:c="2"/>|3---3-3-2-3-|2---2-----3-|</text:p>
      <text:p text:style-name="P1"><text:span text:style-name="T6">G</text:span> <text:s text:c="2"/>|2-----------|2-----2-----|</text:p>
      <text:p text:style-name="P1"><text:span text:style-name="T6">D</text:span> <text:s text:c="2"/>|0-----------|2-----------|</text:p>
      <text:p text:style-name="P1"><text:s text:c="4"/></text:p>
      <text:p text:style-name="P1"><text:s text:c="5"/>1 2 3 4 5 6 <text:s/>1 2 3 4 5 6 <text:s/></text:p>
      <text:p text:style-name="P1"><text:s text:c="5"/>Dm <text:s/><text:span text:style-name="T5">G</text:span> <text:span text:style-name="T3">F6</text:span> <text:s text:c="4"/>Cm <text:s/>Am <text:s/><text:span text:style-name="T7">Em7</text:span> <text:s text:c="2"/></text:p>
      <text:p text:style-name="P1"><text:span text:style-name="T6">E</text:span> <text:s text:c="2"/>|1---3-5-6-5-|3---0-----0-|</text:p>
      <text:p text:style-name="P1"><text:span text:style-name="T6">B</text:span> <text:s text:c="2"/>|3-----6-----|1-----1-3---|</text:p>
      <text:p text:style-name="P1"><text:span text:style-name="T6">G</text:span> <text:s text:c="2"/>|2-----5-----|0-----------|</text:p>
      <text:p text:style-name="P1"><text:span text:style-name="T6">D</text:span> <text:s text:c="2"/>|0-----------|2-----------|</text:p>
      <text:p text:style-name="P1"/>
      <text:p text:style-name="P1"><text:s text:c="5"/>1 2 3 4 5 6 <text:s/>1 2 3 4 5 6 <text:s/></text:p>
      <text:p text:style-name="P1"><text:s text:c="5"/>Dm <text:s text:c="10"/>Dm</text:p>
      <text:p text:style-name="P1"><text:span text:style-name="T6">E</text:span> <text:s text:c="2"/>|1-0---------|------------|</text:p>
      <text:p text:style-name="P1"><text:span text:style-name="T6">B</text:span> <text:s text:c="2"/>|3---3-2-0-2-|3-----3-----|</text:p>
      <text:p text:style-name="P1"><text:span text:style-name="T6">G</text:span> <text:s text:c="2"/>|2-----------|2-----------|</text:p>
      <text:p text:style-name="P1"><text:span text:style-name="T6">D</text:span> <text:s text:c="2"/>|0-----------|0-----------|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5"/>1 2 3 4 5 6 <text:s/>1 2 3 4 5 6 <text:s/></text:p>
      <text:p text:style-name="P1"><text:s text:c="5"/>Dm <text:s text:c="3"/><text:span text:style-name="T3">F6</text:span> <text:s text:c="4"/>Cm <text:s text:c="3"/>Am <text:s text:c="4"/></text:p>
      <text:p text:style-name="P1"><text:span text:style-name="T6">E</text:span> <text:s text:c="2"/>|8-----8-7-5-|3---0-----0-|</text:p>
      <text:p text:style-name="P1"><text:span text:style-name="T6">B</text:span> <text:s text:c="2"/>|6-----6-----|1-----1-3---|</text:p>
      <text:p text:style-name="P1"><text:span text:style-name="T6">G</text:span> <text:s text:c="2"/>|5-----7-----|0-----2-----|</text:p>
      <text:p text:style-name="P1"><text:span text:style-name="T6">D</text:span> <text:s text:c="2"/>|------0-----|2-----2-----|</text:p>
      <text:p text:style-name="P1"/>
      <text:p text:style-name="P1"><text:s text:c="5"/>1 2 3 4 5 6 <text:s/>1 2 3 4 5 6 <text:s/></text:p>
      <text:p text:style-name="P1"><text:s text:c="5"/>Dm <text:s text:c="3"/>Eb <text:s text:c="4"/>A</text:p>
      <text:p text:style-name="P1"><text:span text:style-name="T6">E</text:span> <text:s text:c="2"/>|1-<text:span text:style-name="T2">-</text:span>---------|0-----------|</text:p>
      <text:p text:style-name="P1"><text:span text:style-name="T6">B</text:span> <text:s text:c="2"/>|3---3-3-2-3-|2---2-------|</text:p>
      <text:p text:style-name="P1"><text:span text:style-name="T6">G</text:span> <text:s text:c="2"/>|2-----------|2-----2-----|</text:p>
      <text:p text:style-name="P1"><text:span text:style-name="T6">D</text:span> <text:s text:c="2"/>|0-----------|2-----------|</text:p>
      <text:p text:style-name="P1"/>
      <text:p text:style-name="P1"><text:s text:c="5"/>1 2 3 4 5 6 <text:s/>1 2 3 4 5 6 <text:s/></text:p>
      <text:p text:style-name="P1"><text:s text:c="5"/>Dm <text:s text:c="3"/><text:span text:style-name="T3">F6</text:span> <text:s text:c="4"/>Cm <text:s text:c="3"/>Am <text:s text:c="4"/></text:p>
      <text:p text:style-name="P1"><text:span text:style-name="T6">E</text:span> <text:s text:c="2"/>|8-----8-7-5-|3---0-----0-|</text:p>
      <text:p text:style-name="P1"><text:span text:style-name="T6">G</text:span> <text:s text:c="2"/>|6-----6-----|1-----1-3---|</text:p>
      <text:p text:style-name="P1"><text:span text:style-name="T6">B</text:span> <text:s text:c="2"/>|5-----7-----|0-----2-----|</text:p>
      <text:p text:style-name="P1"><text:span text:style-name="T6">D</text:span> <text:s text:c="2"/>|------0-----|2-----2-----|</text:p>
      <text:p text:style-name="P1"/>
      <text:p text:style-name="P1"><text:s text:c="5"/>1 2 3 4 5 6 <text:s/>1 2 3 4 5 6 <text:s/></text:p>
      <text:p text:style-name="P1"><text:s text:c="5"/>Dm <text:s text:c="3"/>A <text:s text:c="5"/>Dm</text:p>
      <text:p text:style-name="P1"><text:span text:style-name="T6">E</text:span> <text:s text:c="2"/>|1-0---------|------------|</text:p>
      <text:p text:style-name="P1"><text:span text:style-name="T6">B </text:span><text:s text:c="2"/>|3---3-2-0-2-|3-----3-----|</text:p>
      <text:p text:style-name="P1"><text:span text:style-name="T6">G</text:span> <text:s text:c="2"/>|2-----------|2-----------|</text:p>
      <text:p text:style-name="P1"><text:span text:style-name="T6">D</text:span> <text:s text:c="2"/>|0-----------|0-----------|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1M24S</meta:editing-duration>
    <meta:editing-cycles>42</meta:editing-cycles>
    <meta:generator>LibreOffice/6.0.1.1$MacOSX_X86_64 LibreOffice_project/60bfb1526849283ce2491346ed2aa51c465abfe6</meta:generator>
    <dc:title>Lyrics + Chords</dc:title>
    <dc:date>2018-09-21T11:32:53.316915893</dc:date>
    <meta:print-date>2017-04-03T12:23:29.985893000</meta:print-date>
    <meta:document-statistic meta:table-count="0" meta:image-count="0" meta:object-count="0" meta:page-count="2" meta:paragraph-count="51" meta:word-count="291" meta:character-count="1483" meta:non-whitespace-character-count="108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